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2" style:family="text">
      <style:text-properties fo:font-size="20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20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7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11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12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17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33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42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7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0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7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''Liberation Sans', Arial'" style:font-family-asian="''Liberation Sans', Arial'" style:font-family-complex="''Liberation Sans', Arial'" fo:background-color="transparent" fo:color="#0000ff"/>
    </style:style>
    <style:style style:name="T77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7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9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92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fo:font-family="''Liberation Sans', Arial'" style:font-family-asian="''Liberation Sans', Arial'" style:font-family-complex="''Liberation Sans', Arial'" fo:background-color="transparent" fo:color="#000000"/>
    </style:style>
    <style:style style:name="T95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'Liberation Sans', Arial'" style:font-family-asian="''Liberation Sans', Arial'" style:font-family-complex="''Liberation Sans', Arial'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center" fo:margin-top="28.35pt" fo:margin-bottom="28.35pt"/>
    </style:style>
    <style:style style:name="P3" style:family="paragraph">
      <style:paragraph-properties fo:line-height="100.00%" fo:text-align="left" fo:margin-top="14.15pt" fo:margin-bottom="14.15pt">
        <style:tab-stops>
          <style:tab-stop style:position="177.20pt"/>
          <style:tab-stop style:position="290.60pt"/>
          <style:tab-stop style:position="396.90pt"/>
        </style:tab-stops>
      </style:paragraph-properties>
    </style:style>
    <style:style style:name="P4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7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10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14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17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20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23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>
        <style:tab-stops>
          <style:tab-stop style:position="101.55pt"/>
          <style:tab-stop style:position="3289.65pt" style:type="center"/>
        </style:tab-stops>
      </style:paragraph-properties>
    </style:style>
    <style:style style:name="P26" style:family="paragraph">
      <style:paragraph-properties fo:line-height="100.00%" fo:text-align="left" fo:margin-top="14.15pt" fo:margin-bottom="14.15pt">
        <style:tab-stops>
          <style:tab-stop style:position="99.75pt"/>
          <style:tab-stop style:position="177.20pt"/>
          <style:tab-stop style:position="290.60pt"/>
          <style:tab-stop style:position="396.90pt"/>
        </style:tab-stops>
      </style:paragraph-properties>
    </style:style>
    <style:style style:name="P27" style:family="paragraph">
      <style:paragraph-properties fo:line-height="100.00%" fo:text-align="left">
        <style:tab-stops>
          <style:tab-stop style:position="93.70pt"/>
          <style:tab-stop style:position="3289.65pt" style:type="center"/>
          <style:tab-stop style:position="421121.65pt" style:type="right"/>
          <style:tab-stop style:position="0.0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>
        <style:tab-stops>
          <style:tab-stop style:position="93.70pt"/>
          <style:tab-stop style:position="3289.65pt" style:type="center"/>
          <style:tab-stop style:position="421121.65pt" style:type="right"/>
          <style:tab-stop style:position="0.00pt"/>
        </style:tab-stops>
      </style:paragraph-properties>
    </style:style>
    <style:style style:name="P30" style:family="paragraph">
      <style:paragraph-properties fo:line-height="100.00%" fo:text-align="left">
        <style:tab-stops>
          <style:tab-stop style:position="93.70pt"/>
          <style:tab-stop style:position="3289.65pt" style:type="center"/>
          <style:tab-stop style:position="421121.65pt" style:type="right"/>
          <style:tab-stop style:position="0.0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>
        <style:tab-stops>
          <style:tab-stop style:position="93.70pt"/>
          <style:tab-stop style:position="3289.65pt" style:type="center"/>
          <style:tab-stop style:position="421121.65pt" style:type="right"/>
          <style:tab-stop style:position="0.00pt"/>
        </style:tab-stops>
      </style:paragraph-properties>
    </style:style>
    <style:style style:name="P33" style:family="paragraph">
      <style:paragraph-properties fo:line-height="100.00%" fo:text-align="left" fo:margin-top="14.15pt" fo:margin-bottom="14.15pt">
        <style:tab-stops>
          <style:tab-stop style:position="99.75pt"/>
          <style:tab-stop style:position="177.20pt"/>
          <style:tab-stop style:position="290.60pt"/>
          <style:tab-stop style:position="396.90pt"/>
        </style:tab-stops>
      </style:paragraph-properties>
    </style:style>
    <style:style style:name="TableColumn0100" style:family="table-column">
      <style:table-column-properties style:column-width="1.410417in"/>
    </style:style>
    <style:style style:name="TableColumn0101" style:family="table-column">
      <style:table-column-properties style:column-width="4.889583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1" style:family="table-row">
      <style:table-row-properties style:min-row-height="0.475694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2" style:family="table-row">
      <style:table-row-properties style:min-row-height="0.472222in"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3" style:family="table-row">
      <style:table-row-properties style:min-row-height="0.301389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4" style:family="table-row">
      <style:table-row-properties style:min-row-height="0.312500in"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5" style:family="table-row">
      <style:table-row-properties style:min-row-height="0.512500in"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olumn0200" style:family="table-column">
      <style:table-column-properties style:column-width="1.301389in"/>
    </style:style>
    <style:style style:name="TableColumn0201" style:family="table-column">
      <style:table-column-properties style:column-width="1.291667in"/>
    </style:style>
    <style:style style:name="TableColumn0202" style:family="table-column">
      <style:table-column-properties style:column-width="1.781250in"/>
    </style:style>
    <style:style style:name="TableColumn0203" style:family="table-column">
      <style:table-column-properties style:column-width="1.925694in"/>
    </style:style>
    <style:style style:name="Table02" style:family="table">
      <style:table-properties style:width="6.300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Row0201" style:family="table-row">
      <style:table-row-properties style:min-row-height="0.418750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vertical-align="top" fo:background-color="#ffffff"/>
    </style:style>
  </office:automatic-styles>
  <office:body>
    <office:text>
      <text:p text:style-name="P1"><text:span text:style-name="T1">sp. zn. 5722</text:span></text:p>
      <text:p text:style-name="P2"><text:span text:style-name="T2">Dodatek<text:s/></text:span><text:span text:style-name="T3">č. 2</text:span></text:p>
      <text:p text:style-name="P3"><text:span text:style-name="T4">Smluvní strany uzavírají tento dodatek za následujících podmínek: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6">Zadavatel</text:span><text:span text:style-name="T7">:</text:span><text:span text:style-name="T8"/></text:p>
          </table:table-cell>
          <table:table-cell table:style-name="TableCell010001">
            <text:p text:style-name="P5"><text:span text:style-name="T9">Česk</text:span><text:span text:style-name="T10">á pirátská strana</text:span><text:span text:style-name="T11">, Personální odbor, zastoupena:</text:span></text:p>
            <text:p text:style-name="P5"><text:span text:style-name="T12">Bc. Jan Novák jan.novak@pirati.cz, vedoucí personálního odboru</text:span></text:p>
            <text:p text:style-name="P5"><text:span text:style-name="T12">kontakt: Barbora Hrade</text:span><text:span text:style-name="T13">čn</text:span><text:span text:style-name="T14">á, barbora.hradecna@pirati.cz</text:span></text:p>
            <text:p text:style-name="P5"><text:span text:style-name="T15"/></text:p>
          </table:table-cell>
        </table:table-row>
        <table:table-row table:style-name="TableRow0101">
          <table:table-cell table:style-name="TableCell010100">
            <text:p text:style-name="P8"><text:span text:style-name="T16">Dodavatel</text:span><text:span text:style-name="T17">:</text:span><text:span text:style-name="T18"/></text:p>
          </table:table-cell>
          <table:table-cell table:style-name="TableCell010101">
            <text:p text:style-name="P8"><text:span text:style-name="T19">Michal Joke</text:span><text:span text:style-name="T20">š Ičo: 05676142 bydliště: U Děkanky 10, Praha 4, 14000</text:span><text:span text:style-name="T21"/></text:p>
          </table:table-cell>
        </table:table-row>
        <table:table-row table:style-name="TableRow0102">
          <table:table-cell table:style-name="TableCell010200">
            <text:p text:style-name="P11"><text:span text:style-name="T22">D</text:span><text:span text:style-name="T23">ůvod dodatku:</text:span><text:span text:style-name="T24"/></text:p>
          </table:table-cell>
          <table:table-cell table:style-name="TableCell010201">
            <text:list text:style-name="L12">
              <text:list-item>
                <text:p text:style-name="P12"><text:span text:style-name="T25">Zm</text:span><text:span text:style-name="T26">ěna<text:s/></text:span><text:span text:style-name="T27">–<text:s/></text:span><text:span text:style-name="T28">úprava</text:span><text:span text:style-name="T29"><text:s/>odm</text:span><text:span text:style-name="T30">ěny od 1.5.2017</text:span><text:span text:style-name="T31"/></text:p>
              </text:list-item>
            </text:list>
          </table:table-cell>
        </table:table-row>
        <table:table-row table:style-name="TableRow0103">
          <table:table-cell table:style-name="TableCell010300">
            <text:p text:style-name="P15"><text:span text:style-name="T32">Smluvní typ</text:span><text:span text:style-name="T33">:</text:span><text:span text:style-name="T34"/></text:p>
          </table:table-cell>
          <table:table-cell table:style-name="TableCell010301">
            <text:p text:style-name="P15"><text:span text:style-name="T35">P</text:span><text:span text:style-name="T36">ř</text:span><text:span text:style-name="T37">íkazní smlouva</text:span><text:span text:style-name="T38"/></text:p>
          </table:table-cell>
        </table:table-row>
        <table:table-row table:style-name="TableRow0104">
          <table:table-cell table:style-name="TableCell010400">
            <text:p text:style-name="P18"><text:span text:style-name="T39">Místo pln</text:span><text:span text:style-name="T40">ěn</text:span><text:span text:style-name="T41">í</text:span><text:span text:style-name="T42">:</text:span><text:span text:style-name="T43"/></text:p>
          </table:table-cell>
          <table:table-cell table:style-name="TableCell010401">
            <text:p text:style-name="P18"><text:span text:style-name="T44">ČR</text:span><text:span text:style-name="T45"/></text:p>
          </table:table-cell>
        </table:table-row>
        <table:table-row table:style-name="TableRow0105">
          <table:table-cell table:style-name="TableCell010500">
            <text:p text:style-name="P21"><text:span text:style-name="T46">Odm</text:span><text:span text:style-name="T47">ěna</text:span><text:span text:style-name="T48">:</text:span><text:span text:style-name="T49"/></text:p>
          </table:table-cell>
          <table:table-cell table:style-name="TableCell010501">
            <text:p text:style-name="P21"><text:span text:style-name="T49"/></text:p>
            <text:p text:style-name="P21"><text:span text:style-name="T50">• pau</text:span><text:span text:style-name="T51">š</text:span><text:span text:style-name="T52">ální odm</text:span><text:span text:style-name="T53">ěna za pohotovost: 4500 Kč měs</text:span><text:span text:style-name="T54">í</text:span><text:span text:style-name="T55">čně </text:span></text:p>
            <text:p text:style-name="P21"><text:span text:style-name="T56">• hodinov</text:span><text:span text:style-name="T57">á odm</text:span><text:span text:style-name="T58">ěna: 90Kč </text:span></text:p>
            <text:p text:style-name="P21"><text:span text:style-name="T59">•<text:s/></text:span><text:span text:style-name="T60">úkolová odm</text:span><text:span text:style-name="T61">ěna: až 5000 Kč měs</text:span><text:span text:style-name="T62">í</text:span><text:span text:style-name="T63">čně</text:span></text:p>
            <text:p text:style-name="P21"><text:span text:style-name="T64"/></text:p>
          </table:table-cell>
        </table:table-row>
        <table:table-row table:style-name="TableRow0106">
          <table:table-cell table:style-name="TableCell010600">
            <text:p text:style-name="P24"><text:span text:style-name="T64"/></text:p>
          </table:table-cell>
          <table:table-cell table:style-name="TableCell010601">
            <text:p text:style-name="P24"><text:span text:style-name="T64"/></text:p>
          </table:table-cell>
        </table:table-row>
      </table:table>
      <text:p text:style-name="P26"><text:span text:style-name="T65">Vztah mezi smluvními stranami se dále<text:s/></text:span><text:span text:style-name="T66">ř</text:span><text:span text:style-name="T67">ídí podmínkami zadavatele pro placené úkoly zve</text:span><text:span text:style-name="T68">řejněn</text:span><text:span text:style-name="T69">ými v inzerátu ve výb</text:span><text:span text:style-name="T70">ě</text:span><text:span text:style-name="T71">rovém<text:s/></text:span><text:span text:style-name="T72">ř</text:span><text:span text:style-name="T73">ízení a obecnými podmínkami zve</text:span><text:span text:style-name="T74">řejněn</text:span><text:span text:style-name="T75">ými na adrese &lt;</text:span><text:a xlink:href="https://www.pirati.cz/rules/ppu"><text:span text:style-name="T76">https://www.pirati.cz/rules/ppu</text:span></text:a><text:span text:style-name="T77">&gt;, s nimi</text:span><text:span text:style-name="T78">ž</text:span><text:span text:style-name="T79"><text:s/>se smluvní strany seznámily a zavazují se je dodr</text:span><text:span text:style-name="T80">žovat. Na důkaz sezn</text:span><text:span text:style-name="T81">ámení se s podmínkami a uzav</text:span><text:span text:style-name="T82">řen</text:span><text:span text:style-name="T83">í smlouvy p</text:span><text:span text:style-name="T84">řipojuj</text:span><text:span text:style-name="T85">í smluvní strany své podpisy: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8"><text:span text:style-name="T87">Potvrzení</text:span><text:span text:style-name="T88"/></text:p>
          </table:table-cell>
          <table:table-cell table:style-name="TableCell020001">
            <text:p text:style-name="P28"><text:span text:style-name="T89">Den</text:span><text:span text:style-name="T90"/></text:p>
          </table:table-cell>
          <table:table-cell table:style-name="TableCell020002">
            <text:p text:style-name="P28"><text:span text:style-name="T91">Za zadavatele</text:span><text:span text:style-name="T92">:</text:span><text:span text:style-name="T93"/></text:p>
          </table:table-cell>
          <table:table-cell table:style-name="TableCell020003">
            <text:p text:style-name="P28"><text:span text:style-name="T94">Za dodavatele</text:span><text:span text:style-name="T95">:</text:span></text:p>
            <text:p text:style-name="P28"><text:span text:style-name="T96"/></text:p>
            <text:p text:style-name="P28"><text:span text:style-name="T96"/></text:p>
          </table:table-cell>
        </table:table-row>
        <table:table-row table:style-name="TableRow0201">
          <table:table-cell table:style-name="TableCell020100">
            <text:p text:style-name="P31"><text:span text:style-name="T97">Uzav</text:span><text:span text:style-name="T98">řen</text:span><text:span text:style-name="T99">í dodatku:</text:span><text:span text:style-name="T100"/></text:p>
          </table:table-cell>
          <table:table-cell table:style-name="TableCell020101">
            <text:p text:style-name="P31"><text:span text:style-name="T101"><text:s/></text:span><text:span text:style-name="T102">1.5.2017</text:span><text:span text:style-name="T103"/></text:p>
          </table:table-cell>
          <table:table-cell table:style-name="TableCell020102">
            <text:p text:style-name="P31"><text:span text:style-name="T104">___________________</text:span><text:span text:style-name="T105"/></text:p>
          </table:table-cell>
          <table:table-cell table:style-name="TableCell020103">
            <text:p text:style-name="P31"><text:span text:style-name="T106">__________________</text:span><text:span text:style-name="T107"/></text:p>
          </table:table-cell>
        </table:table-row>
      </table:table>
      <text:p text:style-name="P33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